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HMXYas" svg:font-family="HMXYas"/>
    <style:font-face style:name="Titr1" svg:font-family="Titr"/>
    <style:font-face style:name="DejaVu Sans" svg:font-family="'DejaVu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d0887"/>
    </style:style>
    <style:style style:name="gr3" style:family="graphic" style:parent-style-name="standard">
      <style:graphic-properties draw:stroke="solid" svg:stroke-width="0.029cm" svg:stroke-color="#262626" draw:stroke-linejoin="miter" svg:stroke-linecap="square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51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6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52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6a00a8"/>
    </style:style>
    <style:style style:name="gr8" style:family="graphic" style:parent-style-name="standard">
      <style:graphic-properties draw:stroke="none" draw:fill="solid" draw:fill-color="#b12a9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633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e16462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67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ca636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8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68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63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d0887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rl-tb"/>
      <style:text-properties style:font-name="HMXYas" style:font-name-complex="HMXYas"/>
    </style:style>
    <style:style style:name="P5" style:family="paragraph">
      <loext:graphic-properties draw:fill="none"/>
      <style:text-properties style:font-name="HMXYas" fo:font-size="9.69999980926514pt" style:font-size-asian="9.69999980926514pt" style:font-name-complex="HMXYas" style:font-size-complex="9.69999980926514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8" style:family="paragraph">
      <loext:graphic-properties draw:fill="solid" draw:fill-color="#6a00a8"/>
    </style:style>
    <style:style style:name="P9" style:family="paragraph">
      <loext:graphic-properties draw:fill="solid" draw:fill-color="#b12a90"/>
    </style:style>
    <style:style style:name="P10" style:family="paragraph">
      <loext:graphic-properties draw:fill="solid" draw:fill-color="#e16462"/>
    </style:style>
    <style:style style:name="P11" style:family="paragraph">
      <loext:graphic-properties draw:fill="solid" draw:fill-color="#fca636"/>
    </style:style>
    <style:style style:name="P12" style:family="paragraph">
      <loext:graphic-properties draw:fill="none"/>
      <style:text-properties style:font-name="HMXYas" fo:font-size="11.1000003814697pt" style:font-size-asian="11.1000003814697pt" style:font-name-complex="HMXYas" style:font-size-complex="11.1000003814697pt"/>
    </style:style>
    <style:style style:name="P13" style:family="paragraph">
      <style:paragraph-properties fo:text-align="end" style:writing-mode="rl-tb"/>
      <style:text-properties style:font-name="HMXYas" style:font-name-complex="HMXYas"/>
    </style:style>
    <style:style style:name="P14" style:family="paragraph">
      <loext:graphic-properties draw:fill="none"/>
      <style:paragraph-properties fo:text-align="end" style:writing-mode="rl-tb"/>
      <style:text-properties style:font-name="HMXYas" fo:font-size="11.1000003814697pt" style:font-size-asian="11.1000003814697pt" style:font-name-complex="HMXYas" style:font-size-complex="11.1000003814697pt"/>
    </style:style>
    <style:style style:name="T1" style:family="text">
      <style:text-properties fo:color="#262626" style:font-name="HMXYas" fo:font-size="9.69999980926514pt" fo:font-weight="bold" style:font-size-asian="9.69999980926514pt" style:font-name-complex="HMXYas" style:font-size-complex="9.69999980926514pt" style:font-weight-complex="bold"/>
    </style:style>
    <style:style style:name="T2" style:family="text">
      <style:text-properties fo:color="#262626" style:font-name="DejaVu Sans1" fo:font-size="9.69999980926514pt" style:font-size-asian="9.69999980926514pt" style:font-name-complex="DejaVu Sans1" style:font-size-complex="9.69999980926514pt"/>
    </style:style>
    <style:style style:name="T3" style:family="text">
      <style:text-properties fo:color="#262626" style:font-name="DejaVu Sans1" fo:font-size="9.69999980926514pt" fo:font-style="italic" style:font-size-asian="9.69999980926514pt" style:font-name-complex="DejaVu Sans1" style:font-size-complex="9.69999980926514pt" style:font-style-complex="italic"/>
    </style:style>
    <style:style style:name="T4" style:family="text">
      <style:text-properties fo:color="#262626" style:font-name="HMXYas" fo:font-size="11.1000003814697pt" fo:font-weight="bold" style:font-size-asian="11.1000003814697pt" style:font-name-complex="HMXYas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944cm" svg:height="1.146cm" svg:x="0.677cm" svg:y="0.649cm" svg:viewBox="0 0 1945 1147" draw:points="0,1147 1945,1147 1945,0 0,0">
          <text:p/>
        </draw:polygon>
        <draw:polygon draw:style-name="gr2" draw:text-style-name="P2" draw:layer="layout" svg:width="0.229cm" svg:height="0.07cm" svg:x="0.677cm" svg:y="1.725cm" svg:viewBox="0 0 230 71" draw:points="0,71 230,71 230,0 0,0">
          <text:p/>
        </draw:polygon>
        <draw:polygon draw:style-name="gr2" draw:text-style-name="P2" draw:layer="layout" svg:width="0.229cm" svg:height="0.197cm" svg:x="0.963cm" svg:y="1.598cm" svg:viewBox="0 0 230 198" draw:points="0,198 230,198 230,0 0,0">
          <text:p/>
        </draw:polygon>
        <draw:polygon draw:style-name="gr2" draw:text-style-name="P2" draw:layer="layout" svg:width="0.23cm" svg:height="0.233cm" svg:x="1.248cm" svg:y="1.562cm" svg:viewBox="0 0 231 234" draw:points="0,234 231,234 231,0 0,0">
          <text:p/>
        </draw:polygon>
        <draw:polygon draw:style-name="gr2" draw:text-style-name="P2" draw:layer="layout" svg:width="0.229cm" svg:height="0.046cm" svg:x="1.534cm" svg:y="1.749cm" svg:viewBox="0 0 230 47" draw:points="0,47 230,47 230,0 0,0">
          <text:p/>
        </draw:polygon>
        <draw:polygon draw:style-name="gr2" draw:text-style-name="P2" draw:layer="layout" svg:width="0.229cm" svg:height="0.127cm" svg:x="1.82cm" svg:y="1.668cm" svg:viewBox="0 0 230 128" draw:points="0,128 230,128 230,0 0,0">
          <text:p/>
        </draw:polygon>
        <draw:polygon draw:style-name="gr2" draw:text-style-name="P2" draw:layer="layout" svg:width="0.229cm" svg:height="0.466cm" svg:x="2.106cm" svg:y="1.329cm" svg:viewBox="0 0 230 467" draw:points="0,467 230,467 230,0 0,0">
          <text:p/>
        </draw:polygon>
        <draw:polygon draw:style-name="gr2" draw:text-style-name="P2" draw:layer="layout" svg:width="0.233cm" svg:height="0.021cm" svg:x="2.388cm" svg:y="1.774cm" svg:viewBox="0 0 234 22" draw:points="0,22 234,22 234,0 0,0">
          <text:p/>
        </draw:polygon>
        <draw:line draw:style-name="gr3" draw:text-style-name="P3" draw:layer="layout" svg:x1="0.677cm" svg:y1="1.792cm" svg:x2="2.617cm" svg:y2="1.792cm">
          <text:p/>
        </draw:line>
        <draw:line draw:style-name="gr3" draw:text-style-name="P3" draw:layer="layout" svg:x1="0.677cm" svg:y1="1.792cm" svg:x2="0.677cm" svg:y2="0.649cm">
          <text:p/>
        </draw:line>
        <draw:polygon draw:style-name="gr1" draw:text-style-name="P1" draw:layer="layout" svg:width="1.944cm" svg:height="1.146cm" svg:x="0.677cm" svg:y="2.388cm" svg:viewBox="0 0 1945 1147" draw:points="0,1147 1945,1147 1945,0 0,0">
          <text:p/>
        </draw:polygon>
        <draw:frame draw:style-name="gr4" draw:text-style-name="P5" draw:layer="layout" svg:width="0.518cm" svg:height="0.611cm" draw:transform="rotate (1.5707963267949) translate (0.095cm 1.496cm)">
          <draw:text-box>
            <text:p text:style-name="P4"><text:span text:style-name="T1">امید</text:span></text:p>
          </draw:text-box>
        </draw:frame>
        <draw:frame draw:style-name="gr5" draw:text-style-name="P7" draw:layer="layout" svg:width="1.966cm" svg:height="0.399cm" svg:x="0.871cm" svg:y="0.208cm">
          <draw:text-box>
            <text:p text:style-name="P6"><text:span text:style-name="T2">Categorical</text:span></text:p>
          </draw:text-box>
        </draw:frame>
        <draw:polygon draw:style-name="gr2" draw:text-style-name="P2" draw:layer="layout" svg:width="0.229cm" svg:height="1.146cm" svg:x="2.106cm" svg:y="2.388cm" svg:viewBox="0 0 230 1147" draw:points="0,1147 230,1147 230,0 0,0">
          <text:p/>
        </draw:polygon>
        <draw:line draw:style-name="gr3" draw:text-style-name="P3" draw:layer="layout" svg:x1="0.677cm" svg:y1="3.534cm" svg:x2="2.617cm" svg:y2="3.534cm">
          <text:p/>
        </draw:line>
        <draw:line draw:style-name="gr3" draw:text-style-name="P3" draw:layer="layout" svg:x1="0.677cm" svg:y1="3.534cm" svg:x2="0.677cm" svg:y2="2.388cm">
          <text:p/>
        </draw:line>
        <draw:frame draw:style-name="gr6" draw:text-style-name="P7" draw:layer="layout" svg:width="1.522cm" svg:height="0.399cm" svg:x="1.062cm" svg:y="3.577cm">
          <draw:text-box>
            <text:p text:style-name="P6"><text:span text:style-name="T2">category</text:span></text:p>
          </draw:text-box>
        </draw:frame>
        <draw:polygon draw:style-name="gr1" draw:text-style-name="P1" draw:layer="layout" svg:width="1.94cm" svg:height="1.146cm" svg:x="2.991cm" svg:y="0.649cm" svg:viewBox="0 0 1941 1147" draw:points="0,1147 1941,1147 1941,0 0,0">
          <text:p/>
        </draw:polygon>
        <draw:polygon draw:style-name="gr7" draw:text-style-name="P8" draw:layer="layout" svg:width="0.226cm" svg:height="0.056cm" svg:x="2.991cm" svg:y="1.739cm" svg:viewBox="0 0 227 57" draw:points="0,57 227,57 227,0 0,0">
          <text:p/>
        </draw:polygon>
        <draw:polygon draw:style-name="gr7" draw:text-style-name="P8" draw:layer="layout" svg:width="0.233cm" svg:height="0.208cm" svg:x="3.273cm" svg:y="1.587cm" svg:viewBox="0 0 234 209" draw:points="0,209 234,209 234,0 0,0">
          <text:p/>
        </draw:polygon>
        <draw:polygon draw:style-name="gr7" draw:text-style-name="P8" draw:layer="layout" svg:width="0.229cm" svg:height="0.243cm" svg:x="3.559cm" svg:y="1.552cm" svg:viewBox="0 0 230 244" draw:points="0,244 230,244 230,0 0,0">
          <text:p/>
        </draw:polygon>
        <draw:polygon draw:style-name="gr7" draw:text-style-name="P8" draw:layer="layout" svg:width="0.229cm" svg:height="0.039cm" svg:x="3.845cm" svg:y="1.756cm" svg:viewBox="0 0 230 40" draw:points="0,40 230,40 230,0 0,0">
          <text:p/>
        </draw:polygon>
        <draw:polygon draw:style-name="gr7" draw:text-style-name="P8" draw:layer="layout" svg:width="0.229cm" svg:height="0.137cm" svg:x="4.131cm" svg:y="1.658cm" svg:viewBox="0 0 230 138" draw:points="0,138 230,138 230,0 0,0">
          <text:p/>
        </draw:polygon>
        <draw:polygon draw:style-name="gr7" draw:text-style-name="P8" draw:layer="layout" svg:width="0.23cm" svg:height="0.444cm" svg:x="4.416cm" svg:y="1.351cm" svg:viewBox="0 0 231 445" draw:points="0,445 231,445 231,0 0,0">
          <text:p/>
        </draw:polygon>
        <draw:polygon draw:style-name="gr7" draw:text-style-name="P8" draw:layer="layout" svg:width="0.229cm" svg:height="0.032cm" svg:x="4.702cm" svg:y="1.763cm" svg:viewBox="0 0 230 33" draw:points="0,33 230,33 230,0 0,0">
          <text:p/>
        </draw:polygon>
        <draw:line draw:style-name="gr3" draw:text-style-name="P3" draw:layer="layout" svg:x1="2.991cm" svg:y1="1.792cm" svg:x2="4.931cm" svg:y2="1.792cm">
          <text:p/>
        </draw:line>
        <draw:line draw:style-name="gr3" draw:text-style-name="P3" draw:layer="layout" svg:x1="2.991cm" svg:y1="1.792cm" svg:x2="2.991cm" svg:y2="0.649cm">
          <text:p/>
        </draw:line>
        <draw:polygon draw:style-name="gr1" draw:text-style-name="P1" draw:layer="layout" svg:width="1.94cm" svg:height="1.146cm" svg:x="2.991cm" svg:y="2.388cm" svg:viewBox="0 0 1941 1147" draw:points="0,1147 1941,1147 1941,0 0,0">
          <text:p/>
        </draw:polygon>
        <draw:polygon draw:style-name="gr7" draw:text-style-name="P8" draw:layer="layout" svg:width="0.23cm" svg:height="1.146cm" svg:x="4.416cm" svg:y="2.388cm" svg:viewBox="0 0 231 1147" draw:points="0,1147 231,1147 231,0 0,0">
          <text:p/>
        </draw:polygon>
        <draw:line draw:style-name="gr3" draw:text-style-name="P3" draw:layer="layout" svg:x1="2.991cm" svg:y1="3.534cm" svg:x2="4.931cm" svg:y2="3.534cm">
          <text:p/>
        </draw:line>
        <draw:line draw:style-name="gr3" draw:text-style-name="P3" draw:layer="layout" svg:x1="2.991cm" svg:y1="3.534cm" svg:x2="2.991cm" svg:y2="2.388cm">
          <text:p/>
        </draw:line>
        <draw:polygon draw:style-name="gr1" draw:text-style-name="P1" draw:layer="layout" svg:width="1.944cm" svg:height="1.146cm" svg:x="5.302cm" svg:y="0.649cm" svg:viewBox="0 0 1945 1147" draw:points="0,1147 1945,1147 1945,0 0,0">
          <text:p/>
        </draw:polygon>
        <draw:polygon draw:style-name="gr8" draw:text-style-name="P9" draw:layer="layout" svg:width="0.229cm" svg:height="0.074cm" svg:x="5.302cm" svg:y="1.721cm" svg:viewBox="0 0 230 75" draw:points="0,75 230,75 230,0 0,0">
          <text:p/>
        </draw:polygon>
        <draw:polygon draw:style-name="gr8" draw:text-style-name="P9" draw:layer="layout" svg:width="0.229cm" svg:height="0.201cm" svg:x="5.588cm" svg:y="1.594cm" svg:viewBox="0 0 230 202" draw:points="0,202 230,202 230,0 0,0">
          <text:p/>
        </draw:polygon>
        <draw:polygon draw:style-name="gr8" draw:text-style-name="P9" draw:layer="layout" svg:width="0.23cm" svg:height="0.208cm" svg:x="5.873cm" svg:y="1.587cm" svg:viewBox="0 0 231 209" draw:points="0,209 231,209 231,0 0,0">
          <text:p/>
        </draw:polygon>
        <draw:polygon draw:style-name="gr8" draw:text-style-name="P9" draw:layer="layout" svg:width="0.229cm" svg:height="0.06cm" svg:x="6.159cm" svg:y="1.735cm" svg:viewBox="0 0 230 61" draw:points="0,61 230,61 230,0 0,0">
          <text:p/>
        </draw:polygon>
        <draw:polygon draw:style-name="gr8" draw:text-style-name="P9" draw:layer="layout" svg:width="0.229cm" svg:height="0.127cm" svg:x="6.445cm" svg:y="1.668cm" svg:viewBox="0 0 230 128" draw:points="0,128 230,128 230,0 0,0">
          <text:p/>
        </draw:polygon>
        <draw:polygon draw:style-name="gr8" draw:text-style-name="P9" draw:layer="layout" svg:width="0.229cm" svg:height="0.458cm" svg:x="6.731cm" svg:y="1.337cm" svg:viewBox="0 0 230 459" draw:points="0,459 230,459 230,0 0,0">
          <text:p/>
        </draw:polygon>
        <draw:polygon draw:style-name="gr8" draw:text-style-name="P9" draw:layer="layout" svg:width="0.23cm" svg:height="0.028cm" svg:x="7.016cm" svg:y="1.767cm" svg:viewBox="0 0 231 29" draw:points="0,29 231,29 231,0 0,0">
          <text:p/>
        </draw:polygon>
        <draw:line draw:style-name="gr3" draw:text-style-name="P3" draw:layer="layout" svg:x1="5.302cm" svg:y1="1.792cm" svg:x2="7.246cm" svg:y2="1.792cm">
          <text:p/>
        </draw:line>
        <draw:line draw:style-name="gr3" draw:text-style-name="P3" draw:layer="layout" svg:x1="5.302cm" svg:y1="1.792cm" svg:x2="5.302cm" svg:y2="0.649cm">
          <text:p/>
        </draw:line>
        <draw:frame draw:style-name="gr9" draw:text-style-name="P5" draw:layer="layout" svg:width="0.633cm" svg:height="0.611cm" draw:transform="rotate (1.5707963267949) translate (0.095cm 3.277cm)">
          <draw:text-box>
            <text:p text:style-name="P4"><text:span text:style-name="T1">نمونه</text:span></text:p>
          </draw:text-box>
        </draw:frame>
        <draw:polygon draw:style-name="gr1" draw:text-style-name="P1" draw:layer="layout" svg:width="1.944cm" svg:height="1.146cm" svg:x="5.302cm" svg:y="2.388cm" svg:viewBox="0 0 1945 1147" draw:points="0,1147 1945,1147 1945,0 0,0">
          <text:p/>
        </draw:polygon>
        <draw:polygon draw:style-name="gr8" draw:text-style-name="P9" draw:layer="layout" svg:width="0.229cm" svg:height="0.056cm" svg:x="5.302cm" svg:y="3.478cm" svg:viewBox="0 0 230 57" draw:points="0,57 230,57 230,0 0,0">
          <text:p/>
        </draw:polygon>
        <draw:polygon draw:style-name="gr8" draw:text-style-name="P9" draw:layer="layout" svg:width="0.229cm" svg:height="0.014cm" svg:x="5.588cm" svg:y="3.52cm" svg:viewBox="0 0 230 15" draw:points="0,15 230,15 230,0 0,0">
          <text:p/>
        </draw:polygon>
        <draw:polygon draw:style-name="gr8" draw:text-style-name="P9" draw:layer="layout" svg:width="0.23cm" svg:height="0.084cm" svg:x="5.873cm" svg:y="3.45cm" svg:viewBox="0 0 231 85" draw:points="0,85 231,85 231,0 0,0">
          <text:p/>
        </draw:polygon>
        <draw:polygon draw:style-name="gr8" draw:text-style-name="P9" draw:layer="layout" svg:width="0.229cm" svg:height="0.003cm" svg:x="6.159cm" svg:y="3.531cm" svg:viewBox="0 0 230 4" draw:points="0,4 230,4 230,0 0,0">
          <text:p/>
        </draw:polygon>
        <draw:polygon draw:style-name="gr8" draw:text-style-name="P9" draw:layer="layout" svg:width="0.228cm" svg:height="0cm" svg:x="6.445cm" svg:y="3.534cm" svg:viewBox="0 0 229 0" draw:points="0,0 229,0">
          <text:p/>
        </draw:polygon>
        <draw:polygon draw:style-name="gr8" draw:text-style-name="P9" draw:layer="layout" svg:width="0.229cm" svg:height="0.977cm" svg:x="6.731cm" svg:y="2.557cm" svg:viewBox="0 0 230 978" draw:points="0,978 230,978 230,0 0,0">
          <text:p/>
        </draw:polygon>
        <draw:polygon draw:style-name="gr8" draw:text-style-name="P9" draw:layer="layout" svg:width="0.23cm" svg:height="0.007cm" svg:x="7.016cm" svg:y="3.531cm" svg:viewBox="0 0 231 8" draw:points="0,8 231,8 231,0 0,0">
          <text:p/>
        </draw:polygon>
        <draw:line draw:style-name="gr3" draw:text-style-name="P3" draw:layer="layout" svg:x1="5.302cm" svg:y1="3.534cm" svg:x2="7.246cm" svg:y2="3.534cm">
          <text:p/>
        </draw:line>
        <draw:line draw:style-name="gr3" draw:text-style-name="P3" draw:layer="layout" svg:x1="5.302cm" svg:y1="3.534cm" svg:x2="5.302cm" svg:y2="2.388cm">
          <text:p/>
        </draw:line>
        <draw:polygon draw:style-name="gr1" draw:text-style-name="P1" draw:layer="layout" svg:width="1.944cm" svg:height="1.146cm" svg:x="7.616cm" svg:y="0.649cm" svg:viewBox="0 0 1945 1147" draw:points="0,1147 1945,1147 1945,0 0,0">
          <text:p/>
        </draw:polygon>
        <draw:polygon draw:style-name="gr10" draw:text-style-name="P10" draw:layer="layout" svg:width="0.229cm" svg:height="0.088cm" svg:x="7.616cm" svg:y="1.707cm" svg:viewBox="0 0 230 89" draw:points="0,89 230,89 230,0 0,0">
          <text:p/>
        </draw:polygon>
        <draw:polygon draw:style-name="gr10" draw:text-style-name="P10" draw:layer="layout" svg:width="0.229cm" svg:height="0.194cm" svg:x="7.902cm" svg:y="1.601cm" svg:viewBox="0 0 230 195" draw:points="0,195 230,195 230,0 0,0">
          <text:p/>
        </draw:polygon>
        <draw:polygon draw:style-name="gr10" draw:text-style-name="P10" draw:layer="layout" svg:width="0.23cm" svg:height="0.236cm" svg:x="8.187cm" svg:y="1.559cm" svg:viewBox="0 0 231 237" draw:points="0,237 231,237 231,0 0,0">
          <text:p/>
        </draw:polygon>
        <draw:polygon draw:style-name="gr10" draw:text-style-name="P10" draw:layer="layout" svg:width="0.23cm" svg:height="0.077cm" svg:x="8.473cm" svg:y="1.718cm" svg:viewBox="0 0 231 78" draw:points="0,78 231,78 231,0 0,0">
          <text:p/>
        </draw:polygon>
        <draw:polygon draw:style-name="gr10" draw:text-style-name="P10" draw:layer="layout" svg:width="0.229cm" svg:height="0.155cm" svg:x="8.759cm" svg:y="1.64cm" svg:viewBox="0 0 230 156" draw:points="0,156 230,156 230,0 0,0">
          <text:p/>
        </draw:polygon>
        <draw:polygon draw:style-name="gr10" draw:text-style-name="P10" draw:layer="layout" svg:width="0.229cm" svg:height="0.377cm" svg:x="9.045cm" svg:y="1.418cm" svg:viewBox="0 0 230 378" draw:points="0,378 230,378 230,0 0,0">
          <text:p/>
        </draw:polygon>
        <draw:polygon draw:style-name="gr10" draw:text-style-name="P10" draw:layer="layout" svg:width="0.23cm" svg:height="0.032cm" svg:x="9.33cm" svg:y="1.763cm" svg:viewBox="0 0 231 33" draw:points="0,33 231,33 231,0 0,0">
          <text:p/>
        </draw:polygon>
        <draw:line draw:style-name="gr3" draw:text-style-name="P3" draw:layer="layout" svg:x1="7.616cm" svg:y1="1.792cm" svg:x2="9.556cm" svg:y2="1.792cm">
          <text:p/>
        </draw:line>
        <draw:line draw:style-name="gr3" draw:text-style-name="P3" draw:layer="layout" svg:x1="7.616cm" svg:y1="1.792cm" svg:x2="7.616cm" svg:y2="0.649cm">
          <text:p/>
        </draw:line>
        <draw:frame draw:style-name="gr11" draw:text-style-name="P7" draw:layer="layout" svg:width="1.267cm" svg:height="0.399cm" svg:x="3.429cm" svg:y="0.208cm">
          <draw:text-box>
            <text:p text:style-name="P6"><text:span text:style-name="T3">τ</text:span><text:span text:style-name="T2"> = 0</text:span><text:span text:style-name="T3">.</text:span><text:span text:style-name="T2">1</text:span></text:p>
          </draw:text-box>
        </draw:frame>
        <draw:polygon draw:style-name="gr1" draw:text-style-name="P1" draw:layer="layout" svg:width="1.944cm" svg:height="1.146cm" svg:x="7.616cm" svg:y="2.388cm" svg:viewBox="0 0 1945 1147" draw:points="0,1147 1945,1147 1945,0 0,0">
          <text:p/>
        </draw:polygon>
        <draw:polygon draw:style-name="gr10" draw:text-style-name="P10" draw:layer="layout" svg:width="0.229cm" svg:height="0.155cm" svg:x="7.616cm" svg:y="3.379cm" svg:viewBox="0 0 230 156" draw:points="0,156 230,156 230,0 0,0">
          <text:p/>
        </draw:polygon>
        <draw:polygon draw:style-name="gr10" draw:text-style-name="P10" draw:layer="layout" svg:width="0.229cm" svg:height="0.081cm" svg:x="7.902cm" svg:y="3.453cm" svg:viewBox="0 0 230 82" draw:points="0,82 230,82 230,0 0,0">
          <text:p/>
        </draw:polygon>
        <draw:polygon draw:style-name="gr10" draw:text-style-name="P10" draw:layer="layout" svg:width="0.23cm" svg:height="0.187cm" svg:x="8.187cm" svg:y="3.347cm" svg:viewBox="0 0 231 188" draw:points="0,188 231,188 231,0 0,0">
          <text:p/>
        </draw:polygon>
        <draw:polygon draw:style-name="gr10" draw:text-style-name="P10" draw:layer="layout" svg:width="0.23cm" svg:height="0.038cm" svg:x="8.473cm" svg:y="3.496cm" svg:viewBox="0 0 231 39" draw:points="0,39 231,39 231,0 0,0">
          <text:p/>
        </draw:polygon>
        <draw:polygon draw:style-name="gr10" draw:text-style-name="P10" draw:layer="layout" svg:width="0.229cm" svg:height="0.017cm" svg:x="8.759cm" svg:y="3.517cm" svg:viewBox="0 0 230 18" draw:points="0,18 230,18 230,0 0,0">
          <text:p/>
        </draw:polygon>
        <draw:polygon draw:style-name="gr10" draw:text-style-name="P10" draw:layer="layout" svg:width="0.229cm" svg:height="0.635cm" svg:x="9.045cm" svg:y="2.899cm" svg:viewBox="0 0 230 636" draw:points="0,636 230,636 230,0 0,0">
          <text:p/>
        </draw:polygon>
        <draw:polygon draw:style-name="gr10" draw:text-style-name="P10" draw:layer="layout" svg:width="0.23cm" svg:height="0.031cm" svg:x="9.33cm" svg:y="3.503cm" svg:viewBox="0 0 231 32" draw:points="0,32 231,32 231,0 0,0">
          <text:p/>
        </draw:polygon>
        <draw:line draw:style-name="gr3" draw:text-style-name="P3" draw:layer="layout" svg:x1="7.616cm" svg:y1="3.534cm" svg:x2="9.556cm" svg:y2="3.534cm">
          <text:p/>
        </draw:line>
        <draw:line draw:style-name="gr3" draw:text-style-name="P3" draw:layer="layout" svg:x1="7.616cm" svg:y1="3.534cm" svg:x2="7.616cm" svg:y2="2.388cm">
          <text:p/>
        </draw:line>
        <draw:polygon draw:style-name="gr1" draw:text-style-name="P1" draw:layer="layout" svg:width="1.94cm" svg:height="1.146cm" svg:x="9.93cm" svg:y="0.649cm" svg:viewBox="0 0 1941 1147" draw:points="0,1147 1941,1147 1941,0 0,0">
          <text:p/>
        </draw:polygon>
        <draw:polygon draw:style-name="gr12" draw:text-style-name="P11" draw:layer="layout" svg:width="0.23cm" svg:height="0.159cm" svg:x="9.93cm" svg:y="1.636cm" svg:viewBox="0 0 231 160" draw:points="0,160 231,160 231,0 0,0">
          <text:p/>
        </draw:polygon>
        <draw:polygon draw:style-name="gr12" draw:text-style-name="P11" draw:layer="layout" svg:width="0.229cm" svg:height="0.176cm" svg:x="10.216cm" svg:y="1.619cm" svg:viewBox="0 0 230 177" draw:points="0,177 230,177 230,0 0,0">
          <text:p/>
        </draw:polygon>
        <draw:polygon draw:style-name="gr12" draw:text-style-name="P11" draw:layer="layout" svg:width="0.233cm" svg:height="0.176cm" svg:x="10.498cm" svg:y="1.619cm" svg:viewBox="0 0 234 177" draw:points="0,177 234,177 234,0 0,0">
          <text:p/>
        </draw:polygon>
        <draw:polygon draw:style-name="gr12" draw:text-style-name="P11" draw:layer="layout" svg:width="0.229cm" svg:height="0.152cm" svg:x="10.784cm" svg:y="1.643cm" svg:viewBox="0 0 230 153" draw:points="0,153 230,153 230,0 0,0">
          <text:p/>
        </draw:polygon>
        <draw:polygon draw:style-name="gr12" draw:text-style-name="P11" draw:layer="layout" svg:width="0.226cm" svg:height="0.166cm" svg:x="11.073cm" svg:y="1.629cm" svg:viewBox="0 0 227 167" draw:points="0,167 227,167 227,0 0,0">
          <text:p/>
        </draw:polygon>
        <draw:polygon draw:style-name="gr12" draw:text-style-name="P11" draw:layer="layout" svg:width="0.233cm" svg:height="0.19cm" svg:x="11.355cm" svg:y="1.605cm" svg:viewBox="0 0 234 191" draw:points="0,191 234,191 234,0 0,0">
          <text:p/>
        </draw:polygon>
        <draw:polygon draw:style-name="gr12" draw:text-style-name="P11" draw:layer="layout" svg:width="0.229cm" svg:height="0.141cm" svg:x="11.641cm" svg:y="1.654cm" svg:viewBox="0 0 230 142" draw:points="0,142 230,142 230,0 0,0">
          <text:p/>
        </draw:polygon>
        <draw:line draw:style-name="gr3" draw:text-style-name="P3" draw:layer="layout" svg:x1="9.93cm" svg:y1="1.792cm" svg:x2="11.87cm" svg:y2="1.792cm">
          <text:p/>
        </draw:line>
        <draw:line draw:style-name="gr3" draw:text-style-name="P3" draw:layer="layout" svg:x1="9.93cm" svg:y1="1.792cm" svg:x2="9.93cm" svg:y2="0.649cm">
          <text:p/>
        </draw:line>
        <draw:frame draw:style-name="gr11" draw:text-style-name="P7" draw:layer="layout" svg:width="1.267cm" svg:height="0.399cm" svg:x="5.743cm" svg:y="0.208cm">
          <draw:text-box>
            <text:p text:style-name="P6"><text:span text:style-name="T3">τ</text:span><text:span text:style-name="T2"> = 0</text:span><text:span text:style-name="T3">.</text:span><text:span text:style-name="T2">5</text:span></text:p>
          </draw:text-box>
        </draw:frame>
        <draw:polygon draw:style-name="gr1" draw:text-style-name="P1" draw:layer="layout" svg:width="1.94cm" svg:height="1.146cm" svg:x="9.93cm" svg:y="2.388cm" svg:viewBox="0 0 1941 1147" draw:points="0,1147 1941,1147 1941,0 0,0">
          <text:p/>
        </draw:polygon>
        <draw:polygon draw:style-name="gr12" draw:text-style-name="P11" draw:layer="layout" svg:width="0.23cm" svg:height="0.173cm" svg:x="9.93cm" svg:y="3.361cm" svg:viewBox="0 0 231 174" draw:points="0,174 231,174 231,0 0,0">
          <text:p/>
        </draw:polygon>
        <draw:polygon draw:style-name="gr12" draw:text-style-name="P11" draw:layer="layout" svg:width="0.229cm" svg:height="0.162cm" svg:x="10.216cm" svg:y="3.372cm" svg:viewBox="0 0 230 163" draw:points="0,163 230,163 230,0 0,0">
          <text:p/>
        </draw:polygon>
        <draw:polygon draw:style-name="gr12" draw:text-style-name="P11" draw:layer="layout" svg:width="0.233cm" svg:height="0.176cm" svg:x="10.498cm" svg:y="3.358cm" svg:viewBox="0 0 234 177" draw:points="0,177 234,177 234,0 0,0">
          <text:p/>
        </draw:polygon>
        <draw:polygon draw:style-name="gr12" draw:text-style-name="P11" draw:layer="layout" svg:width="0.229cm" svg:height="0.148cm" svg:x="10.784cm" svg:y="3.386cm" svg:viewBox="0 0 230 149" draw:points="0,149 230,149 230,0 0,0">
          <text:p/>
        </draw:polygon>
        <draw:polygon draw:style-name="gr12" draw:text-style-name="P11" draw:layer="layout" svg:width="0.226cm" svg:height="0.137cm" svg:x="11.073cm" svg:y="3.397cm" svg:viewBox="0 0 227 138" draw:points="0,138 227,138 227,0 0,0">
          <text:p/>
        </draw:polygon>
        <draw:polygon draw:style-name="gr12" draw:text-style-name="P11" draw:layer="layout" svg:width="0.233cm" svg:height="0.197cm" svg:x="11.355cm" svg:y="3.337cm" svg:viewBox="0 0 234 198" draw:points="0,198 234,198 234,0 0,0">
          <text:p/>
        </draw:polygon>
        <draw:polygon draw:style-name="gr12" draw:text-style-name="P11" draw:layer="layout" svg:width="0.229cm" svg:height="0.148cm" svg:x="11.641cm" svg:y="3.386cm" svg:viewBox="0 0 230 149" draw:points="0,149 230,149 230,0 0,0">
          <text:p/>
        </draw:polygon>
        <draw:line draw:style-name="gr3" draw:text-style-name="P3" draw:layer="layout" svg:x1="9.93cm" svg:y1="3.534cm" svg:x2="11.87cm" svg:y2="3.534cm">
          <text:p/>
        </draw:line>
        <draw:line draw:style-name="gr3" draw:text-style-name="P3" draw:layer="layout" svg:x1="9.93cm" svg:y1="3.534cm" svg:x2="9.93cm" svg:y2="2.388cm">
          <text:p/>
        </draw:line>
        <draw:frame draw:style-name="gr11" draw:text-style-name="P7" draw:layer="layout" svg:width="1.267cm" svg:height="0.399cm" svg:x="8.057cm" svg:y="0.208cm">
          <draw:text-box>
            <text:p text:style-name="P6"><text:span text:style-name="T3">τ</text:span><text:span text:style-name="T2"> = 1</text:span><text:span text:style-name="T3">.</text:span><text:span text:style-name="T2">0</text:span></text:p>
          </draw:text-box>
        </draw:frame>
        <draw:frame draw:style-name="gr13" draw:text-style-name="P7" draw:layer="layout" svg:width="1.487cm" svg:height="0.399cm" svg:x="10.287cm" svg:y="0.208cm">
          <draw:text-box>
            <text:p text:style-name="P6"><text:span text:style-name="T3">τ</text:span><text:span text:style-name="T2"> = 10</text:span><text:span text:style-name="T3">.</text:span><text:span text:style-name="T2">0</text:span></text:p>
          </draw:text-box>
        </draw:frame>
        <draw:frame draw:style-name="gr14" draw:text-style-name="P12" draw:layer="layout" svg:width="0.684cm" svg:height="0.7cm" svg:x="12.158cm" svg:y="0.683cm">
          <draw:text-box>
            <text:p text:style-name="P4"><text:span text:style-name="T4">الف)</text:span></text:p>
          </draw:text-box>
        </draw:frame>
        <draw:frame draw:style-name="gr15" draw:text-style-name="P14" draw:layer="layout" svg:width="0.635cm" svg:height="0.7cm" svg:x="12.221cm" svg:y="2.402cm">
          <draw:text-box>
            <text:p text:style-name="P13"><text:span text:style-name="T4">ب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HMXYas" svg:font-family="HMXYas"/>
    <style:font-face style:name="Titr1" svg:font-family="Titr"/>
    <style:font-face style:name="DejaVu Sans" svg:font-family="'DejaVu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954cm" fo:page-height="4.1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31T19:51:22.811635500</dc:date>
    <meta:editing-duration>PT1M56S</meta:editing-duration>
    <meta:editing-cycles>4</meta:editing-cycles>
    <meta:generator>LibreOffice/5.1.6.2$Linux_X86_64 LibreOffice_project/10m0$Build-2</meta:generator>
    <meta:document-statistic meta:object-count="98"/>
  </office:meta>
</office:document-meta>
</file>